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ec8a" officeooo:paragraph-rsid="0001ec8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1ec8a" officeooo:paragraph-rsid="0001ec8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1pt" fo:font-weight="normal" officeooo:rsid="0001ec8a" officeooo:paragraph-rsid="0001ec8a" style:font-size-asian="9.60000038146973pt" style:font-weight-asian="normal" style:font-size-complex="11pt" style:font-weight-complex="normal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eringsrapport</text:p>
      <text:p text:style-name="P1"/>
      <text:p text:style-name="P2">Bakgrund &amp; syfte</text:p>
      <text:p text:style-name="P3">Detta projekt har sin bakgrund<text:span text:style-name="T2"> i ett hobbyprojekt från förra sommaren. Jag studerade då Koine-grekiska och hade utvecklat ett pc-program och androidatt för att träna glosor. Flera böjningsformer … automatik … nu realisera … </text:span></text:p>
      <text:p text:style-name="P3"><text:span text:style-name="T1"/></text:p>
      <text:p text:style-name="P2">Mål</text:p>
      <text:p text:style-name="P3">Ideér:</text:p>
      <text:p text:style-name="P3">Skapa pc-program för lärare där läraren kan skriva in glosor och regler. Sänds sedan ut till elevers androidapp där glosor slumpas för dem att öva. </text:p>
      <text:p text:style-name="P3">Kolla om det redan finns andra bibliotek, kanske specifikt för java. </text:p>
      <text:p text:style-name="P2"/>
      <text:p text:style-name="P2">Avgränsningar</text:p>
      <text:p text:style-name="P2"/>
      <text:p text:style-name="P2">Tidplan</text:p>
      <text:p text:style-name="P3">Sätt upp flera mål med olika prioritet. Ett huvudmål och sedan eventuella fortsättningsmå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5:11:35.506000000</meta:creation-date>
    <dc:date>2016-03-21T14:50:35.928386725</dc:date>
    <meta:editing-duration>PT14M28S</meta:editing-duration>
    <meta:editing-cycles>2</meta:editing-cycles>
    <meta:generator>LibreOffice/5.0.3.2$Linux_X86_64 LibreOffice_project/00m0$Build-2</meta:generator>
    <dc:creator>David Johnsson</dc:creator>
    <meta:document-statistic meta:table-count="0" meta:image-count="0" meta:object-count="0" meta:page-count="1" meta:paragraph-count="10" meta:word-count="91" meta:character-count="595" meta:non-whitespace-character-count="510"/>
  </office:meta>
</office:document-meta>
</file>